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08303" officeooo:paragraph-rsid="00008303"/>
    </style:style>
    <style:style style:name="P2" style:family="paragraph" style:parent-style-name="Standard">
      <style:text-properties officeooo:rsid="00008303" officeooo:paragraph-rsid="00008303"/>
    </style:style>
    <style:style style:name="P3" style:family="paragraph" style:parent-style-name="Standard">
      <style:text-properties fo:color="#ce181e" fo:font-style="italic" officeooo:rsid="00008303" officeooo:paragraph-rsid="00008303" style:font-style-asian="italic" style:font-style-complex="italic"/>
    </style:style>
    <style:style style:name="P4" style:family="paragraph" style:parent-style-name="Standard">
      <style:text-properties fo:color="#ce181e" fo:font-style="italic" officeooo:rsid="00008303" officeooo:paragraph-rsid="0003658a" style:font-style-asian="italic" style:font-style-complex="italic"/>
    </style:style>
    <style:style style:name="P5" style:family="paragraph" style:parent-style-name="Standard">
      <style:text-properties fo:color="#ce181e" fo:font-style="italic" fo:font-weight="bold" officeooo:rsid="00008303" officeooo:paragraph-rsid="00008303" style:font-style-asian="italic" style:font-weight-asian="bold" style:font-style-complex="italic" style:font-weight-complex="bold"/>
    </style:style>
    <style:style style:name="P6" style:family="paragraph" style:parent-style-name="Standard">
      <style:text-properties fo:color="#ce181e" fo:font-style="italic" fo:font-weight="bold" officeooo:rsid="00008303" officeooo:paragraph-rsid="0003658a" style:font-style-asian="italic" style:font-weight-asian="bold" style:font-style-complex="italic" style:font-weight-complex="bold"/>
    </style:style>
    <style:style style:name="T1" style:family="text">
      <style:text-properties officeooo:rsid="0003658a"/>
    </style:style>
    <style:style style:name="T2" style:family="text">
      <style:text-properties officeooo:rsid="000704c4"/>
    </style:style>
    <style:style style:name="T3" style:family="text">
      <style:text-properties fo:color="#ce181e" officeooo:rsid="000704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hank you for you comments. Please see our responses below in red.</text:span><text:line-break/><text:line-break/>Most of the points have been clarified, however I still find difficult to figure out how works the readout of the device. The name R.O.I. is not so well chosen, referring to the trigger language.</text:p>
      <text:p text:style-name="Text_20_body"/>
      <text:p text:style-name="P6">Line30 <text:s/>-- <text:s/>added sentence to introduce ROI.</text:p>
      <text:p text:style-name="P6"/>
      <text:p text:style-name="P4">Old:</text:p>
      <text:p text:style-name="P4">"To make use of existing cold wire readout electronics for the measurements described here, a form of analogue multiplexing had to be employed."</text:p>
      <text:p text:style-name="P4"/>
      <text:p text:style-name="P4">New:</text:p>
      <text:p text:style-name="P4">"To make use of existing cold wire readout electronics for the measurements described here, a form of analogue multiplexing had to be employed. The multiplexing scheme divides the pixel plane into a number of Regions Of Interest(ROIs), where pixels in different ROIs share the same channel."</text:p>
      <text:p text:style-name="P4"/>
      <text:p text:style-name="P6">Line54 -- added comment on physical definition of ROI.</text:p>
      <text:p text:style-name="P4"/>
      <text:p text:style-name="P4">Old:</text:p>
      <text:p text:style-name="P4">"An inductive focusing grid surrounds the pixels, it is made from \SI{152.4}{\micro\metre} wide copper traces split into 28 regions. There are \num{6 x 6} pixels per region, giving a total of 1008 pixels."</text:p>
      <text:p text:style-name="P4"/>
      <text:p text:style-name="P4">New:</text:p>
      <text:p text:style-name="P4">"An inductive focusing grid surrounds the pixels, it is made from \SI{152.4}{\micro\metre} wide copper traces split into 28 separate grids, these grids form the ROIs. There are \num{6 x 6} pixels per ROI, giving a total of 1008 pixels."</text:p>
      <text:p text:style-name="P4"/>
      <text:p text:style-name="P6">Caption Fig<text:span text:style-name="T1">ure </text:span>1 -- Expanded to include definition of ROI</text:p>
      <text:p text:style-name="P4"/>
      <text:p text:style-name="P4">Old:</text:p>
      <text:p text:style-name="P4">"Initial (July 2016) prototype pixelated anode PCB. The pixelated readout area is \SI{100}{\milli\metre} in diameter. Each charge collection pixel is a \SI{900}{\micro\metre} via, at a pitch of \SI{2.54}{\milli\metre}, inductive focusing grids formed of \SI{152.4}{\micro\metre} copper traces surround the pixels. There are 28 inductive focusing grids with 36 pixels per region, a total of 1008 pixels."</text:p>
      <text:p text:style-name="P4"/>
      <text:p text:style-name="P4">New:</text:p>
      <text:p text:style-name="P4">"Initial (July 2016) prototype pixelated anode PCB. The pixelated readout area is \SI{100}{\milli\metre} in diameter. Each charge collection pixel is a \SI{900}{\micro\metre} via, at a pitch of \SI{2.54}{\milli\metre}, inductive focusing grids formed of \SI{152.4}{\micro\metre} copper traces surround the pixels. The inductive focusing grid is split into 28 Regions of Interest (ROIs). There are 36 pixels per ROI, a total of 1008 pixels."</text:p>
      <text:p text:style-name="P4"/>
      <text:p text:style-name="P6">Caption Fig<text:span text:style-name="T1">ure </text:span>2 -- include ROI and low-pass filter</text:p>
      <text:p text:style-name="P6"/>
      <text:p text:style-name="P4">Old:</text:p>
      <text:p text:style-name="P4">"Circuit diagram for pixel and inductive focusing grid (ROI). Pixels are directly coupled to the preamplifiers. ROIs are coupled to the preamplifiers via a \SI{10}{\nano\farad} capacitor, and are connected to the bias voltage via a \SI{10}{\mega\ohm} resistor and an RC filter. The RC filter consists of another \SI{10}{\mega\ohm} resistor and a \SI{10}{\nano\farad} capacitor to ground."</text:p>
      <text:p text:style-name="P4"><text:soft-page-break/></text:p>
      <text:p text:style-name="P4">New:</text:p>
      <text:p text:style-name="P4">"Circuit diagram for pixels and inductive focusing grids that form the Regions Of Interest (ROIs). Pixels are directly coupled to the preamplifiers. ROIs are coupled to the preamplifiers via a \SI{10}{\nano\farad} capacitor, and are connected to the bias voltage via a \SI{10}{\mega\ohm} resistor and a low-pass RC filter used to remove AC ripples from the DC bias. The filter consists of another \SI{10}{\mega\ohm} resistor and a \SI{10}{\nano\farad} capacitor to ground"</text:p>
      <text:p text:style-name="P4"/>
      <text:p text:style-name="P6">Fig<text:span text:style-name="T1">ure </text:span>3 -- added label to ROI and Pixel DAQ channels</text:p>
      <text:p text:style-name="P6"/>
      <text:p text:style-name="P6">Line 8<text:span text:style-name="T1">6</text:span> -- <text:span text:style-name="T1">reiterated</text:span> the ROI definition</text:p>
      <text:p text:style-name="P6"/>
      <text:p text:style-name="P4">Old:</text:p>
      <text:p text:style-name="P4">"The multiplexing scheme divides the pixels into a number of Regions Of Interest (ROIs), the following is taken from [23]."</text:p>
      <text:p text:style-name="P4"/>
      <text:p text:style-name="P4">New:</text:p>
      <text:p text:style-name="P4">"As mentioned, the multiplexing scheme divides the pixel plane into a number of ROIs, where each ROI is defined as the pixels contained within a single section of inductive focusing grid. </text:p>
      <text:p text:style-name="P4">The following is taken from Ref <text:span text:style-name="T1">[23]</text:span>.</text:p>
      <text:p text:style-name="P4">All pixels at the same coordinate inside each of the ROIs are connected to the same DAQ channel, i.e. only one DAQ channel connects all the pixels in the top left corners of all ROIs, and so on.</text:p>
      <text:p text:style-name="P4">A simple example is shown in Figure <text:span text:style-name="T1">3</text:span>, which demonstrates how 16 physical pixels can be read out using only 8 DAQ channels."</text:p>
      <text:p text:style-name="P4"/>
      <text:p text:style-name="Text_20_body"/>
      <text:p text:style-name="Text_20_body">Lines 68-70 are very vague, maybe a range for V_Bias should be given for definiteness.</text:p>
      <text:p text:style-name="P2"/>
      <text:p text:style-name="P3"/>
      <text:p text:style-name="P5">Lines 68-70 -- added bias voltage numbers</text:p>
      <text:p text:style-name="P3"><text:span text:style-name="T1">O</text:span>ld:</text:p>
      <text:p text:style-name="P3">The bias on the inductive focusing grids had to be sufficient to allow full charge transparency (all charge collected by the pixels), yet low enough to minimise any risk of damaging the cold coupling capacitors.</text:p>
      <text:p text:style-name="P3"/>
      <text:p text:style-name="P3"><text:span text:style-name="T1">N</text:span>ew:</text:p>
      <text:p text:style-name="P3">The bias on the inductive focusing grids had to be sufficient to allow full charge transparency (all charge collected by the pixels), yet low enough to minimise any risk of damaging the cold coupling capacitors. We took measurements with bias voltages varying from 0 <text:span text:style-name="T1">V to </text:span>300 <text:span text:style-name="T1">V </text:span>DC. Optimal results were achieved at <text:span text:style-name="T1">250 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6:59:44.326070571</meta:creation-date>
    <dc:date>2020-03-12T14:46:22.344304017</dc:date>
    <meta:editing-duration>PT1H22M56S</meta:editing-duration>
    <meta:editing-cycles>5</meta:editing-cycles>
    <meta:generator>LibreOffice/6.0.7.3$Linux_X86_64 LibreOffice_project/00m0$Build-3</meta:generator>
    <meta:document-statistic meta:table-count="0" meta:image-count="0" meta:object-count="0" meta:page-count="2" meta:paragraph-count="36" meta:word-count="727" meta:character-count="4514" meta:non-whitespace-character-count="3819"/>
  </office:meta>
</office:document-meta>
</file>